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Georgia" svg:font-family="Georgia" style:font-family-generic="roman"/>
    <style:font-face style:name="Liberation Serif" svg:font-family="'Liberation Serif'" style:font-family-generic="roman"/>
    <style:font-face style:name="Noto Sans CJK SC Regular" svg:font-family="'Noto Sans CJK SC Regular'" style:font-family-generic="roman"/>
    <style:font-face style:name="FreeSans2" svg:font-family="FreeSans" style:font-family-generic="swiss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2" style:family="paragraph" style:parent-style-name="Standard" style:list-style-name="L1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3" style:family="paragraph" style:parent-style-name="Standard" style:list-style-name="L2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4" style:family="paragraph" style:parent-style-name="Standard" style:list-style-name="L3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5" style:family="paragraph" style:parent-style-name="Standard" style:list-style-name="L4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6" style:family="paragraph" style:parent-style-name="Standard" style:list-style-name="L5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7" style:family="paragraph" style:parent-style-name="Standard" style:list-style-name="L6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8" style:family="paragraph" style:parent-style-name="Standard" style:list-style-name="L7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9" style:family="paragraph" style:parent-style-name="Standard" style:list-style-name="L8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0" style:family="paragraph" style:parent-style-name="Standard" style:list-style-name="L9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1" style:family="paragraph" style:parent-style-name="Standard" style:list-style-name="L10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2" style:family="paragraph" style:parent-style-name="Standard" style:list-style-name="L11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3" style:family="paragraph" style:parent-style-name="Standard" style:list-style-name="L12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4" style:family="paragraph" style:parent-style-name="Standard" style:list-style-name="L13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5" style:family="paragraph" style:parent-style-name="Standard" style:list-style-name="L14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6" style:family="paragraph" style:parent-style-name="Standard" style:list-style-name="L15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7" style:family="paragraph" style:parent-style-name="Standard" style:list-style-name="L16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8" style:family="paragraph" style:parent-style-name="Standard" style:list-style-name="L17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19" style:family="paragraph" style:parent-style-name="Standard" style:list-style-name="L18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20" style:family="paragraph" style:parent-style-name="Standard" style:list-style-name="L19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21" style:family="paragraph" style:parent-style-name="Standard" style:list-style-name="L20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22" style:family="paragraph" style:parent-style-name="Standard" style:list-style-name="L21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23" style:family="paragraph" style:parent-style-name="Standard" style:list-style-name="L22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24" style:family="paragraph" style:parent-style-name="Standard" style:list-style-name="L23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25" style:family="paragraph" style:parent-style-name="Standard" style:list-style-name="L24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26" style:family="paragraph" style:parent-style-name="Standard" style:list-style-name="L25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top="0.0398in" fo:margin-bottom="0.0398in" loext:contextual-spacing="false" fo:text-align="start" style:justify-single-word="false"/>
      <style:text-properties fo:color="#111111" style:font-name="Georgia" fo:font-size="11pt" fo:text-shadow="none" style:text-underline-style="none" fo:font-weight="normal" officeooo:rsid="03811a98" officeooo:paragraph-rsid="03811a98" style:font-size-asian="11pt" style:font-weight-asian="normal" style:font-size-complex="11pt" style:font-weight-complex="normal"/>
    </style:style>
    <style:style style:name="T1" style:family="text">
      <style:text-properties officeooo:rsid="03a20255"/>
    </style:style>
    <style:style style:name="T2" style:family="text">
      <style:text-properties officeooo:rsid="03a28503"/>
    </style:style>
    <style:style style:name="T3" style:family="text">
      <style:text-properties officeooo:rsid="03a78cbe"/>
    </style:style>
    <style:style style:name="T4" style:family="text">
      <style:text-properties officeooo:rsid="03ad0b1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That man's so unreliable - you can't trust him. ____</text:p>
      <text:list xml:id="list4613155918609780194" text:style-name="L1">
        <text:list-item>
          <text:p text:style-name="P2">Frankly, I wouldn’t work with him.</text:p>
        </text:list-item>
        <text:list-item>
          <text:p text:style-name="P2">I wouldn’t work frankly with him.</text:p>
        </text:list-item>
        <text:list-item>
          <text:p text:style-name="P2">I wouldn’t frankly work with him.</text:p>
        </text:list-item>
      </text:list>
      <text:p text:style-name="P1"/>
      <text:p text:style-name="P1">2) The children ____ playing football for two hours before it started raining.</text:p>
      <text:list xml:id="list8947897152729407949" text:style-name="L2">
        <text:list-item>
          <text:p text:style-name="P3">have been</text:p>
        </text:list-item>
        <text:list-item>
          <text:p text:style-name="P3">had been</text:p>
        </text:list-item>
        <text:list-item>
          <text:p text:style-name="P3">has been</text:p>
        </text:list-item>
      </text:list>
      <text:p text:style-name="P1"/>
      <text:p text:style-name="P1">3) We could cook dinner. <text:s/>____ , we could buy some take away food. </text:p>
      <text:list xml:id="list9091552912635104254" text:style-name="L3">
        <text:list-item>
          <text:p text:style-name="P4">Although</text:p>
        </text:list-item>
        <text:list-item>
          <text:p text:style-name="P4">On the other hand</text:p>
        </text:list-item>
        <text:list-item>
          <text:p text:style-name="P4">Therefore</text:p>
        </text:list-item>
      </text:list>
      <text:p text:style-name="P1"/>
      <text:p text:style-name="P1">4) William ____ in South America now. </text:p>
      <text:list xml:id="list7633570483346282462" text:style-name="L4">
        <text:list-item>
          <text:p text:style-name="P5">was living</text:p>
        </text:list-item>
        <text:list-item>
          <text:p text:style-name="P5">will live</text:p>
        </text:list-item>
        <text:list-item>
          <text:p text:style-name="P5">is living</text:p>
        </text:list-item>
      </text:list>
      <text:p text:style-name="P1"/>
      <text:p text:style-name="P1">5) A: I enjoy working on challenging projects at work. </text:p>
      <text:p text:style-name="P1">B: So ____ I!</text:p>
      <text:p text:style-name="P1"/>
      <text:list xml:id="list3366298932451955693" text:style-name="L5">
        <text:list-item>
          <text:p text:style-name="P6">can</text:p>
        </text:list-item>
        <text:list-item>
          <text:p text:style-name="P6">am</text:p>
        </text:list-item>
        <text:list-item>
          <text:p text:style-name="P6">do</text:p>
        </text:list-item>
      </text:list>
      <text:p text:style-name="P1"/>
      <text:p text:style-name="P1">6) In those days, my father ____ never eat dinner after eight o’clock. </text:p>
      <text:list xml:id="list8311725120126901222" text:style-name="L6">
        <text:list-item>
          <text:p text:style-name="P7">used to</text:p>
        </text:list-item>
        <text:list-item>
          <text:p text:style-name="P7">will</text:p>
        </text:list-item>
        <text:list-item>
          <text:p text:style-name="P7">would</text:p>
        </text:list-item>
      </text:list>
      <text:p text:style-name="P1"/>
      <text:p text:style-name="P1">7) He ____ finished cooking when we arrived. </text:p>
      <text:list xml:id="list2632210245330122292" text:style-name="L7">
        <text:list-item>
          <text:p text:style-name="P8">had</text:p>
        </text:list-item>
        <text:list-item>
          <text:p text:style-name="P8">has</text:p>
        </text:list-item>
        <text:list-item>
          <text:p text:style-name="P8">have</text:p>
        </text:list-item>
      </text:list>
      <text:p text:style-name="P1"/>
      <text:p text:style-name="P1">8) I wish it ____ the time of year when I could go on holiday.</text:p>
      <text:list xml:id="list7278083794055263499" text:style-name="L8">
        <text:list-item>
          <text:p text:style-name="P9">were</text:p>
        </text:list-item>
        <text:list-item>
          <text:p text:style-name="P9">is</text:p>
        </text:list-item>
        <text:list-item>
          <text:p text:style-name="P9">will be</text:p>
        </text:list-item>
      </text:list>
      <text:p text:style-name="P1"/>
      <text:p text:style-name="P1">9) He is single. He never ____ . </text:p>
      <text:list xml:id="list3207015488270466334" text:style-name="L9">
        <text:list-item>
          <text:p text:style-name="P10">married</text:p>
        </text:list-item>
        <text:list-item>
          <text:p text:style-name="P10">marrying</text:p>
        </text:list-item>
        <text:list-item>
          <text:p text:style-name="P10">marries</text:p>
        </text:list-item>
      </text:list>
      <text:p text:style-name="P1"/>
      <text:p text:style-name="P1"/>
      <text:p text:style-name="P1"/>
      <text:p text:style-name="P1"/>
      <text:p text:style-name="P1"><text:soft-page-break/>10) ____ you like to go out this evening?</text:p>
      <text:list xml:id="list5552528759831185210" text:style-name="L10">
        <text:list-item>
          <text:p text:style-name="P11">Will</text:p>
        </text:list-item>
        <text:list-item>
          <text:p text:style-name="P11">Would</text:p>
        </text:list-item>
        <text:list-item>
          <text:p text:style-name="P11">Can</text:p>
        </text:list-item>
      </text:list>
      <text:p text:style-name="P1"/>
      <text:p text:style-name="P1">11) You ____ to do your homework by tomorrow.</text:p>
      <text:list xml:id="list1084696042693625706" text:style-name="L11">
        <text:list-item>
          <text:p text:style-name="P12">must</text:p>
        </text:list-item>
        <text:list-item>
          <text:p text:style-name="P12">have</text:p>
        </text:list-item>
        <text:list-item>
          <text:p text:style-name="P12">should</text:p>
        </text:list-item>
      </text:list>
      <text:p text:style-name="P1"/>
      <text:p text:style-name="P1"><text:span text:style-name="T1">12) </text:span>She reads every day ____ she isn’t serious. </text:p>
      <text:list xml:id="list2872317812479548934" text:style-name="L12">
        <text:list-item>
          <text:p text:style-name="P13">but</text:p>
        </text:list-item>
        <text:list-item>
          <text:p text:style-name="P13">because</text:p>
        </text:list-item>
        <text:list-item>
          <text:p text:style-name="P13">and</text:p>
        </text:list-item>
      </text:list>
      <text:p text:style-name="P1"/>
      <text:p text:style-name="P1">1<text:span text:style-name="T2">3</text:span>) I ____ use to swim much, but now I have my own pool, I swim every day.</text:p>
      <text:list xml:id="list8994747737801635027" text:style-name="L13">
        <text:list-item>
          <text:p text:style-name="P14">didn't</text:p>
        </text:list-item>
        <text:list-item>
          <text:p text:style-name="P14">did</text:p>
        </text:list-item>
        <text:list-item>
          <text:p text:style-name="P14">don't</text:p>
        </text:list-item>
      </text:list>
      <text:p text:style-name="P1"/>
      <text:p text:style-name="P1">1<text:span text:style-name="T3">4</text:span>) I had a shower, ____ I went to bed.</text:p>
      <text:list xml:id="list2425290840585941880" text:style-name="L14">
        <text:list-item>
          <text:p text:style-name="P15">during</text:p>
        </text:list-item>
        <text:list-item>
          <text:p text:style-name="P15">then</text:p>
        </text:list-item>
        <text:list-item>
          <text:p text:style-name="P15">until</text:p>
        </text:list-item>
      </text:list>
      <text:p text:style-name="P1"/>
      <text:p text:style-name="P1">1<text:span text:style-name="T4">5</text:span>) Excuse me, I’m lost. ____ you help me?</text:p>
      <text:list xml:id="list7076543231017038680" text:style-name="L15">
        <text:list-item>
          <text:p text:style-name="P16">Shall</text:p>
        </text:list-item>
        <text:list-item>
          <text:p text:style-name="P16">Could</text:p>
        </text:list-item>
        <text:list-item>
          <text:p text:style-name="P16">Should</text:p>
        </text:list-item>
      </text:list>
      <text:p text:style-name="P1"/>
      <text:p text:style-name="P1">16) The film starts ____ half past four.</text:p>
      <text:list xml:id="list4571892148587884617" text:style-name="L16">
        <text:list-item>
          <text:p text:style-name="P17">on</text:p>
        </text:list-item>
        <text:list-item>
          <text:p text:style-name="P17">at</text:p>
        </text:list-item>
        <text:list-item>
          <text:p text:style-name="P17">in</text:p>
        </text:list-item>
      </text:list>
      <text:p text:style-name="P1"/>
      <text:p text:style-name="P1">17) I just heard they are ____ get married in June.</text:p>
      <text:list xml:id="list9148136311413124724" text:style-name="L17">
        <text:list-item>
          <text:p text:style-name="P18">going to <text:s/></text:p>
        </text:list-item>
        <text:list-item>
          <text:p text:style-name="P18">going</text:p>
        </text:list-item>
        <text:list-item>
          <text:p text:style-name="P18">go to</text:p>
        </text:list-item>
      </text:list>
      <text:p text:style-name="P1"/>
      <text:p text:style-name="P1">18) We ____ have caught the early train, as the football match was delayed.</text:p>
      <text:list xml:id="list2350303474657249055" text:style-name="L18">
        <text:list-item>
          <text:p text:style-name="P19">didn't</text:p>
        </text:list-item>
        <text:list-item>
          <text:p text:style-name="P19">needn't</text:p>
        </text:list-item>
        <text:list-item>
          <text:p text:style-name="P19">mustn'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9) Go to the end of the street and turn ____ right.</text:p>
      <text:list xml:id="list7571025701692139944" text:style-name="L19">
        <text:list-item>
          <text:p text:style-name="P20">( - ) <text:s/></text:p>
        </text:list-item>
        <text:list-item>
          <text:p text:style-name="P20">on</text:p>
        </text:list-item>
        <text:list-item>
          <text:p text:style-name="P20">to</text:p>
        </text:list-item>
      </text:list>
      <text:p text:style-name="P1"/>
      <text:p text:style-name="P1">20) I don't think it's right ____ children to play with toy guns.</text:p>
      <text:list xml:id="list9125606159576664531" text:style-name="L20">
        <text:list-item>
          <text:p text:style-name="P21">to</text:p>
        </text:list-item>
        <text:list-item>
          <text:p text:style-name="P21">that <text:s/></text:p>
        </text:list-item>
        <text:list-item>
          <text:p text:style-name="P21">for</text:p>
        </text:list-item>
      </text:list>
      <text:p text:style-name="P1"/>
      <text:p text:style-name="P1">21) He ____ in Cairo.</text:p>
      <text:list xml:id="list6221971899929587070" text:style-name="L21">
        <text:list-item>
          <text:p text:style-name="P22">living</text:p>
        </text:list-item>
        <text:list-item>
          <text:p text:style-name="P22">lives</text:p>
        </text:list-item>
        <text:list-item>
          <text:p text:style-name="P22">live</text:p>
        </text:list-item>
      </text:list>
      <text:p text:style-name="P1"/>
      <text:p text:style-name="P1">22) I ____ to work when I saw Steve.</text:p>
      <text:list xml:id="list2852687237997372541" text:style-name="L22">
        <text:list-item>
          <text:p text:style-name="P23">going</text:p>
        </text:list-item>
        <text:list-item>
          <text:p text:style-name="P23">went</text:p>
        </text:list-item>
        <text:list-item>
          <text:p text:style-name="P23">was going</text:p>
        </text:list-item>
      </text:list>
      <text:p text:style-name="P1"/>
      <text:p text:style-name="P1">23) How much ____ the train to Santiago cost?</text:p>
      <text:list xml:id="list8428352298539355271" text:style-name="L23">
        <text:list-item>
          <text:p text:style-name="P24">does</text:p>
        </text:list-item>
        <text:list-item>
          <text:p text:style-name="P24">do</text:p>
        </text:list-item>
        <text:list-item>
          <text:p text:style-name="P24">is</text:p>
        </text:list-item>
      </text:list>
      <text:p text:style-name="P1"/>
      <text:p text:style-name="P1">24) If you were a better cook, you ____ need to eat out all the time.</text:p>
      <text:list xml:id="list5310176630999271157" text:style-name="L24">
        <text:list-item>
          <text:p text:style-name="P25">won't</text:p>
        </text:list-item>
        <text:list-item>
          <text:p text:style-name="P25">wouldn't</text:p>
        </text:list-item>
        <text:list-item>
          <text:p text:style-name="P25">hadn't</text:p>
        </text:list-item>
      </text:list>
      <text:p text:style-name="P1"/>
      <text:p text:style-name="P1">25) There were ____ than fifty people in the audience last night. </text:p>
      <text:list xml:id="list3484823568932310131" text:style-name="L25">
        <text:list-item>
          <text:p text:style-name="P26">lesser</text:p>
        </text:list-item>
        <text:list-item>
          <text:p text:style-name="P26">few</text:p>
        </text:list-item>
        <text:list-item>
          <text:p text:style-name="P26">few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Georgia" svg:font-family="Georgia" style:font-family-generic="roman"/>
    <style:font-face style:name="Liberation Serif" svg:font-family="'Liberation Serif'" style:font-family-generic="roman"/>
    <style:font-face style:name="Noto Sans CJK SC Regular" svg:font-family="'Noto Sans CJK SC Regular'" style:font-family-generic="roman"/>
    <style:font-face style:name="FreeSans2" svg:font-family="FreeSans" style:font-family-generic="swiss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Georgia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8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FreeSans2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in" fo:margin-bottom="0.2in" fo:margin-left="0.787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07:03.291334581</meta:creation-date>
    <dc:date>2019-03-19T09:30:23.176398693</dc:date>
    <meta:editing-duration>PT7H59M1S</meta:editing-duration>
    <meta:editing-cycles>536</meta:editing-cycles>
    <meta:generator>LibreOffice/5.1.6.2$Linux_X86_64 LibreOffice_project/10m0$Build-2</meta:generator>
    <meta:document-statistic meta:table-count="0" meta:image-count="0" meta:object-count="0" meta:page-count="3" meta:paragraph-count="101" meta:word-count="457" meta:character-count="1957" meta:non-whitespace-character-count="1661"/>
  </office:meta>
</office:document-meta>
</file>